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8691" officeooo:paragraph-rsid="001a8691"/>
    </style:style>
    <style:style style:name="P2" style:family="paragraph" style:parent-style-name="Standard">
      <style:text-properties officeooo:rsid="001c1ff6" officeooo:paragraph-rsid="001c1ff6"/>
    </style:style>
    <style:style style:name="P3" style:family="paragraph" style:parent-style-name="Standard">
      <style:text-properties officeooo:paragraph-rsid="001c1ff6"/>
    </style:style>
    <style:style style:name="P4" style:family="paragraph" style:parent-style-name="Standard">
      <style:text-properties fo:font-weight="bold" officeooo:rsid="001a8691" officeooo:paragraph-rsid="001a8691" style:font-weight-asian="bold" style:font-weight-complex="bold"/>
    </style:style>
    <style:style style:name="P5" style:family="paragraph" style:parent-style-name="Standard">
      <style:text-properties fo:font-weight="bold" officeooo:rsid="001c1ff6" officeooo:paragraph-rsid="001c1ff6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1c1ff6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c1ff6" officeooo:paragraph-rsid="001c1ff6"/>
    </style:style>
    <style:style style:name="T1" style:family="text">
      <style:text-properties officeooo:rsid="001c1f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cargar odoo11</text:p>
      <text:p text:style-name="P1">sudo wget “<text:a xlink:type="simple" xlink:href="http://softwareynegocios.com/wp-content/uploads/odoo_11.0+e.latest_all.deb" text:style-name="Internet_20_link" text:visited-style-name="Visited_20_Internet_20_Link">http://softwareynegocios.com/wp-content/uploads/odoo_11.0+e.latest_all.deb</text:a>”</text:p>
      <text:p text:style-name="P4"/>
      <text:p text:style-name="P5">Actualizar repo:</text:p>
      <text:p text:style-name="P2">sudo apt-get dist-upgrade</text:p>
      <text:p text:style-name="P2"/>
      <text:p text:style-name="P5">Comandos GIT</text:p>
      <text:p text:style-name="P2">git clone “url”</text:p>
      <text:p text:style-name="P3"><text:span text:style-name="T1">git init</text:span></text:p>
      <text:p text:style-name="P6">git add -A</text:p>
      <text:p text:style-name="P6">git commit -m "inicio proyecto"</text:p>
      <text:p text:style-name="P7">git push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9:18:05.539500270</meta:creation-date>
    <dc:date>2017-10-10T09:53:18.627618620</dc:date>
    <meta:editing-duration>PT25M3S</meta:editing-duration>
    <meta:editing-cycles>1</meta:editing-cycles>
    <meta:document-statistic meta:table-count="0" meta:image-count="0" meta:object-count="0" meta:page-count="1" meta:paragraph-count="10" meta:word-count="27" meta:character-count="228" meta:non-whitespace-character-count="210"/>
    <meta:generator>LibreOffice/5.1.6.2$Linux_X86_64 LibreOffice_project/10m0$Build-2</meta:generator>
  </office:meta>
</office:document-meta>
</file>